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>
    <style:style style:name="h" style:family="table-cell" style:display-name="h">
      <style:table-cell-properties fo:background-color="#cccccc"/>
    </style:style>
    <style:style style:name="p" style:family="table-cell" style:display-name="p">
      <style:table-cell-properties fo:background-color="#97cc64"/>
    </style:style>
    <style:style style:name="f" style:family="table-cell" style:display-name="f">
      <style:table-cell-properties fo:background-color="#fb5a3e"/>
    </style:style>
    <style:style style:name="t" style:family="table-cell" style:display-name="t">
      <style:table-cell-properties fo:background-color="#ffffff"/>
    </style:style>
  </office:automatic-styles>
  <office:body>
    <office:spreadsheet>
      <table:table table:name="Fachsektionstage2025IDS">
        <table:table-row>
          <table:table-cell office:value-type="string" table:style-name="h">
            <text:p>Specification</text:p>
          </table:table-cell>
          <table:table-cell office:value-type="string" table:style-name="h">
            <text:p>Status</text:p>
          </table:table-cell>
          <table:table-cell office:value-type="string" table:style-name="h">
            <text:p>Total Pass</text:p>
          </table:table-cell>
          <table:table-cell office:value-type="string" table:style-name="h">
            <text:p>Total Checks</text:p>
          </table:table-cell>
          <table:table-cell office:value-type="string" table:style-name="h">
            <text:p>Percentage Pass</text:p>
          </table:table-cell>
        </table:table-row>
        <table:table-row>
          <table:table-cell office:value-type="string" table:style-name="p">
            <text:p>Erforderlichkeit_IFCGEOMODEL</text:p>
          </table:table-cell>
          <table:table-cell office:value-type="string" table:style-name="p">
            <text:p>Pass</text:p>
          </table:table-cell>
          <table:table-cell office:value-type="string" table:style-name="p">
            <text:p>0</text:p>
          </table:table-cell>
          <table:table-cell office:value-type="string" table:style-name="p">
            <text:p>0</text:p>
          </table:table-cell>
          <table:table-cell office:value-type="string" table:style-name="p">
            <text:p>N/A</text:p>
          </table:table-cell>
        </table:table-row>
        <table:table-row>
          <table:table-cell office:value-type="string" table:style-name="f">
            <text:p>WerteBereich_Kohaesion</text:p>
          </table:table-cell>
          <table:table-cell office:value-type="string" table:style-name="f">
            <text:p>Fail</text:p>
          </table:table-cell>
          <table:table-cell office:value-type="string" table:style-name="f">
            <text:p>5</text:p>
          </table:table-cell>
          <table:table-cell office:value-type="string" table:style-name="f">
            <text:p>6</text:p>
          </table:table-cell>
          <table:table-cell office:value-type="string" table:style-name="f">
            <text:p>83</text:p>
          </table:table-cell>
        </table:table-row>
        <table:table-row>
          <table:table-cell office:value-type="string" table:style-name="p">
            <text:p>Modellaufbau_Borehole_GeotechnicalStratum</text:p>
          </table:table-cell>
          <table:table-cell office:value-type="string" table:style-name="p">
            <text:p>Pass</text:p>
          </table:table-cell>
          <table:table-cell office:value-type="string" table:style-name="p">
            <text:p>15</text:p>
          </table:table-cell>
          <table:table-cell office:value-type="string" table:style-name="p">
            <text:p>15</text:p>
          </table:table-cell>
          <table:table-cell office:value-type="string" table:style-name="p">
            <text:p>100</text:p>
          </table:table-cell>
        </table:table-row>
      </table:table>
      <table:table table:name="WerteBereich_Kohaesion">
        <table:table-row>
          <table:table-cell office:value-type="string" table:style-name="h">
            <text:p>Requirement</text:p>
          </table:table-cell>
          <table:table-cell office:value-type="string" table:style-name="h">
            <text:p>Problem</text:p>
          </table:table-cell>
          <table:table-cell office:value-type="string" table:style-name="h">
            <text:p>Class</text:p>
          </table:table-cell>
          <table:table-cell office:value-type="string" table:style-name="h">
            <text:p>PredefinedType</text:p>
          </table:table-cell>
          <table:table-cell office:value-type="string" table:style-name="h">
            <text:p>Name</text:p>
          </table:table-cell>
          <table:table-cell office:value-type="string" table:style-name="h">
            <text:p>Description</text:p>
          </table:table-cell>
          <table:table-cell office:value-type="string" table:style-name="h">
            <text:p>GlobalId</text:p>
          </table:table-cell>
          <table:table-cell office:value-type="string" table:style-name="h">
            <text:p>Tag</text:p>
          </table:table-cell>
          <table:table-cell office:value-type="string" table:style-name="h">
            <text:p>Element</text:p>
          </table:table-cell>
          <table:table-cell office:value-type="string" table:style-name="h">
            <text:p>ElementType</text:p>
          </table:table-cell>
        </table:table-row>
        <table:table-row>
          <table:table-cell office:value-type="string" table:style-name="t">
            <text:p>CohesionBehaviour data shall be {'maxExclusive': '1000'} and in the dataset Pset_SolidStratumCapacity</text:p>
          </table:table-cell>
          <table:table-cell office:value-type="string" table:style-name="t">
            <text:p>The property value "10000.0" does not match the requirements</text:p>
          </table:table-cell>
          <table:table-cell office:value-type="string" table:style-name="t">
            <text:p>IfcGeotechnicalStratum</text:p>
          </table:table-cell>
          <table:table-cell office:value-type="string" table:style-name="t">
            <text:p>SOLID</text:p>
          </table:table-cell>
          <table:table-cell office:value-type="string" table:style-name="t">
            <text:p>G</text:p>
          </table:table-cell>
          <table:table-cell office:value-type="string" table:style-name="t">
            <text:p>A volume representing a subsoil layer.</text:p>
          </table:table-cell>
          <table:table-cell office:value-type="string" table:style-name="t">
            <text:p>3Ggf7Ihn9ArwO6XXyj0nIc</text:p>
          </table:table-cell>
          <table:table-cell office:value-type="string" table:style-name="t">
            <text:p>NULL</text:p>
          </table:table-cell>
          <table:table-cell office:value-type="string" table:style-name="t">
            <text:p>#35370=IfcGeotechnicalStratum('3Ggf7Ihn9ArwO6XXyj0nIc',$,'G','A volume representing a subsoil layer.',$,$,#58634,$,.SOLID.)</text:p>
          </table:table-cell>
          <table:table-cell office:value-type="string" table:style-name="t">
            <text:p>N/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